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702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702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702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7025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7026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582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5827" svg:stroke-width="0.019cm" svg:stroke-color="#ff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1.086cm" svg:y1="14.583cm" svg:x2="9.85cm" svg:y2="15.103cm">
            <text:p/>
          </draw:line>
          <draw:line draw:style-name="gr2" draw:text-style-name="P1" draw:layer="layout" svg:x1="10.013cm" svg:y1="14.979cm" svg:x2="10.052cm" svg:y2="15.071cm">
            <text:p/>
          </draw:line>
          <draw:line draw:style-name="gr3" draw:text-style-name="P1" draw:layer="layout" svg:x1="10.932cm" svg:y1="14.59cm" svg:x2="10.971cm" svg:y2="14.682cm">
            <text:p/>
          </draw:line>
          <draw:frame draw:style-name="gr4" draw:text-style-name="P3" draw:layer="layout" svg:width="0.348cm" svg:height="0.38cm" svg:x="9.868cm" svg:y="14.576cm">
            <draw:text-box>
              <text:p text:style-name="P2"><text:span text:style-name="T1">A</text:span></text:p>
            </draw:text-box>
          </draw:frame>
          <draw:frame draw:style-name="gr5" draw:text-style-name="P3" draw:layer="layout" svg:width="0.35cm" svg:height="0.38cm" svg:x="10.817cm" svg:y="14.255cm">
            <draw:text-box>
              <text:p text:style-name="P2"><text:span text:style-name="T1">B</text:span></text:p>
            </draw:text-box>
          </draw:frame>
          <draw:circle draw:style-name="gr6" draw:text-style-name="P1" draw:layer="layout" svg:width="1.498cm" svg:height="1.498cm" svg:x="10.196cm" svg:y="13.907cm" draw:kind="arc" draw:start-angle="146.56" draw:end-angle="176.61">
            <text:p/>
          </draw:circle>
          <draw:circle draw:style-name="gr1" draw:text-style-name="P1" draw:layer="layout" svg:width="1.498cm" svg:height="1.498cm" svg:x="10.204cm" svg:y="13.893cm" draw:kind="arc" draw:start-angle="239.15" draw:end-angle="260.56">
            <text:p/>
          </draw:circle>
          <draw:ellipse draw:style-name="gr2" draw:text-style-name="P1" draw:layer="layout" svg:width="1.498cm" svg:height="1.5cm" svg:x="9.279cm" svg:y="14.285cm" draw:kind="arc" draw:start-angle="61.77" draw:end-angle="90">
            <text:p/>
          </draw:ellipse>
          <draw:ellipse draw:style-name="gr3" draw:text-style-name="P1" draw:layer="layout" svg:width="1.498cm" svg:height="1.5cm" svg:x="9.286cm" svg:y="14.281cm" draw:kind="arc" draw:start-angle="321.18" draw:end-angle="349">
            <text:p/>
          </draw:ellipse>
          <draw:line draw:style-name="gr7" draw:text-style-name="P1" draw:layer="layout" svg:x1="10.11cm" svg:y1="13.958cm" svg:x2="10.871cm" svg:y2="15.71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5827" draw:display-name="Dashed (var) 5827" draw:style="rect" draw:dots1="1" draw:dots1-length="0.011cm" draw:dots2="1" draw:dots2-length="0.011cm" draw:distance="0.011cm"/>
    <draw:stroke-dash draw:name="Dashed_20__28_var_29__20_5828" draw:display-name="Dashed (var) 5828" draw:style="rect" draw:dots1="1" draw:dots1-length="0.011cm" draw:dots2="1" draw:dots2-length="0.011cm" draw:distance="0.011cm"/>
    <draw:stroke-dash draw:name="Dashed_20__28_var_29__20_7022" draw:display-name="Dashed (var) 7022" draw:style="rect" draw:dots1="1" draw:dots1-length="0.011cm" draw:dots2="1" draw:dots2-length="0.011cm" draw:distance="0.011cm"/>
    <draw:stroke-dash draw:name="Dashed_20__28_var_29__20_7023" draw:display-name="Dashed (var) 7023" draw:style="rect" draw:dots1="1" draw:dots1-length="0.011cm" draw:dots2="1" draw:dots2-length="0.011cm" draw:distance="0.011cm"/>
    <draw:stroke-dash draw:name="Dashed_20__28_var_29__20_7024" draw:display-name="Dashed (var) 7024" draw:style="rect" draw:dots1="1" draw:dots1-length="0.011cm" draw:dots2="1" draw:dots2-length="0.011cm" draw:distance="0.011cm"/>
    <draw:stroke-dash draw:name="Dashed_20__28_var_29__20_7025" draw:display-name="Dashed (var) 7025" draw:style="rect" draw:dots1="1" draw:dots1-length="0.011cm" draw:dots2="1" draw:dots2-length="0.011cm" draw:distance="0.011cm"/>
    <draw:stroke-dash draw:name="Dashed_20__28_var_29__20_7026" draw:display-name="Dashed (var) 7026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2:25:03.249498881</meta:creation-date>
    <dc:date>2018-02-09T12:25:23.476757384</dc:date>
    <meta:editing-duration>PT20S</meta:editing-duration>
    <meta:editing-cycles>1</meta:editing-cycles>
    <meta:document-statistic meta:object-count="11"/>
    <meta:generator>LibreOffice/6.0.0.3$MacOSX_X86_64 LibreOffice_project/64a0f66915f38c6217de274f0aa8e15618924765</meta:generator>
  </office:meta>
</office:document-meta>
</file>